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2.596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211.661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end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end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justify" style:text-autospace="none" style:writing-mode="rl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loext:opacity="0%" style:font-name="Tahoma" fo:font-size="180pt" style:letter-kerning="true" style:font-name-asian="Liberation Sans1" style:font-size-asian="180pt" style:font-name-complex="Tahoma" style:font-size-complex="180pt"/>
    </style:style>
    <style:style style:name="T3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4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lvi Nastaleeq" fo:font-size="200pt" fo:font-style="normal" fo:text-shadow="none" style:text-underline-style="none" fo:font-weight="normal" style:letter-kerning="true" style:font-name-asian="Liberation Sans1" style:font-size-asian="200pt" style:font-style-asian="normal" style:font-weight-asian="normal" style:font-name-complex="Alvi Nastaleeq" style:font-size-complex="20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27.923cm" svg:height="247.37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چھانے لگی شامِ غریباں ہائے قیامت کا ہے سماں<text:line-break/>خیمۂ سادات سے اُٹھا دھواں ہائے قیامت کا ہے سماں</text:p>
              </table:table-cell>
              <table:table-cell table:style-name="ce2"/>
              <table:table-cell table:style-name="ce3">
                <text:p text:style-name="P2">Chhane lagi shaam e ghareeban haaye qiyamat ka hai samaan<text:line-break/>Kh<text:span text:style-name="T1">aima e sada</text:span>at se utha dhuaan haaye qiyamat ka hai samaan</text:p>
              </table:table-cell>
            </table:table-row>
            <table:table-row table:style-name="ro2">
              <table:table-cell table:style-name="ce4">
                <text:p text:style-name="P3">ڈھل گیا دن ختم لڑائی ہوئی موت کی خاموشی ہے چھائی ہوئی<text:line-break/>چاک گریباں خدائی ہوئی خاک بسر فاطمہ جائی ہوئی<text:line-break/>لرزی زمیں کانپ اُٹھا آسماں ہائے قیامت کا ہے سماں</text:p>
              </table:table-cell>
              <table:table-cell table:style-name="ce5">
                <text:p text:style-name="P4">1</text:p>
              </table:table-cell>
              <table:table-cell table:style-name="ce3">
                <text:p text:style-name="P2">Dhal gaya din khatam larai hui maut ki khamoshi hai chaai hui<text:line-break/>Chaak garebaan khudai hui khaak basar Fatima jaai hui<text:line-break/>Larzi zameen kanp utha aasman haaye qiyamat ka hai samaan</text:p>
              </table:table-cell>
            </table:table-row>
            <table:table-row table:style-name="ro2">
              <table:table-cell table:style-name="ce4">
                <text:p text:style-name="P3">نورِ نظر راج دلارے گئے زینبِ دلگیر کے پیارے گئے<text:line-break/>شاہ کے انصار بھی مارے گئے آس تھی جن پر وہ سہارے گئے<text:line-break/>لوٹ لیا موت نے یہ کارواں ہائے قیامت کا ہے سماں</text:p>
              </table:table-cell>
              <table:table-cell table:style-name="ce5">
                <text:p text:style-name="P4">2</text:p>
              </table:table-cell>
              <table:table-cell table:style-name="ce3">
                <text:p text:style-name="P2">Noor e nazar raaj dulare gaye Zainab dilgeer ke pyaare gaye<text:line-break/>Shah ke ansar bhi maare gaye aas thi jin par woh sahaare gaye<text:line-break/>Loot liya maut ne yeh karwan haaye qiyamat ka hai samaan</text:p>
              </table:table-cell>
            </table:table-row>
            <table:table-row table:style-name="ro2">
              <table:table-cell table:style-name="ce4">
                <text:p text:style-name="P3">خوں میں ہے تر شىرِ جری کا عَلَم ہو گیا شبىر کا سر بھی قلم<text:line-break/>خوشیاں منانے لگی فوجِ ستم غم سے تباہ حال ہیں اہلِ حرم<text:line-break/>لُٹ گئیں کونین کی شہزادیاں ہائے قیامت کا ہے سماں</text:p>
              </table:table-cell>
              <table:table-cell table:style-name="ce5">
                <text:p text:style-name="P4">3</text:p>
              </table:table-cell>
              <table:table-cell table:style-name="ce3">
                <text:p text:style-name="P2">Khoon mein hai tar sher e jari ka alam ho gaya Shabbir ka sar bhi qalam<text:line-break/>Khushiyan manane lagi fauj e sitam, gham se tabaah haal hain ahl e haram<text:line-break/>Loot gayin konain ki shehzadiyan haaye qiyamat ka hai samaan</text:p>
              </table:table-cell>
            </table:table-row>
            <table:table-row table:style-name="ro2">
              <table:table-cell table:style-name="ce4">
                <text:p text:style-name="P3">عون و محمد نہیں اکبر نہیں سرور و عباسِ دلاور نہیں<text:line-break/>ہائے کوئی مونس و یاور نہیں خیمہ نہیں مقنع چادر نہیں<text:line-break/>دشت میں هیں <text:s/>آلِ نبی بے اماں ہائے قیامت کا ہے سماں</text:p>
              </table:table-cell>
              <table:table-cell table:style-name="ce5">
                <text:p text:style-name="P4">4</text:p>
              </table:table-cell>
              <table:table-cell table:style-name="ce3">
                <text:p text:style-name="P5"><text:span text:style-name="T2">Aun o Muhammad nahin Akbar nahin Sarwar o Abbas-e-dilawar nahin</text:span><text:span text:style-name="T2"><text:line-break/></text:span><text:span text:style-name="T2">Haaye koi munis o yawar nahin khaima </text:span><text:span text:style-name="T3">nahin</text:span><text:span text:style-name="T3"> maqna o chadar nahin</text:span><text:span text:style-name="T3"><text:line-break/></text:span><text:span text:style-name="T3">Dasht mein be hain aal-e-nabi beamaan haaye qiyamat ka hai samaan</text:span></text:p>
              </table:table-cell>
            </table:table-row>
            <table:table-row table:style-name="ro2">
              <table:table-cell table:style-name="ce4">
                <text:p text:style-name="P3">مادرِ اکبر کا عجب حال ہے دیتا ہے جب کوئی تسلی اسے<text:line-break/>کہتی ہے دل تھام کے روتے ہوئے كھوگئے اِس بن میں سہارے میرے<text:line-break/>مر گیا ہائے میرا کڑيل جواں ہائے قیامت کا ہے سماں</text:p>
              </table:table-cell>
              <table:table-cell table:style-name="ce5">
                <text:p text:style-name="P4">5</text:p>
              </table:table-cell>
              <table:table-cell table:style-name="ce3">
                <text:p text:style-name="P2">Madar e Akbar ka ajab haal hai deta hai jab koi tasalli use<text:line-break/>Kehti hai dil thaam ke rote hue khogaye is ban mein sahaare mere<text:line-break/>Mar gaya haaye mera karyal jawaan haaye qiyamat ka hai samaan</text:p>
              </table:table-cell>
            </table:table-row>
            <table:table-row table:style-name="ro2">
              <table:table-cell table:style-name="ce4">
                <text:p text:style-name="P3">ماں ہوں ہر اک رنج اُٹھاؤں گی میں روتے ہوئے خود چلی جاؤں گی میں<text:line-break/>ڈھونڈ کے بے شیر کو لاؤں گی میں اِس کے بناء جی نہیں پاؤں گی میں<text:line-break/>رہ گیا ہائے میرا بچہ کہاں ہائے قیامت کا ہے سماں</text:p>
              </table:table-cell>
              <table:table-cell table:style-name="ce5">
                <text:p text:style-name="P4">6</text:p>
              </table:table-cell>
              <table:table-cell table:style-name="ce3">
                <text:p text:style-name="P2">Maan hoon har ek ranj uthaoon gi main rote hue khud chali jaoon gi main<text:line-break/>Dhoond ke be sher ko laoon gi main is ke bina ji nahin paoon gi main<text:line-break/>Reh gaya haaye mera bachcha kahan haaye qiyamat ka hai samaan</text:p>
              </table:table-cell>
            </table:table-row>
            <table:table-row table:style-name="ro2">
              <table:table-cell table:style-name="ce4">
                <text:p text:style-name="P6"><text:span text:style-name="T4">ہائے یہ بے چارگی یہ بے کسی دیتا نہیں اِس کو دلاسہ کوئی</text:span><text:span text:style-name="T4"><text:line-break/></text:span><text:span text:style-name="T4">درمیان لاشوں کے اکیلی کھڑی کہتی ہے بچی کوئی سہمی ہوئی</text:span><text:span text:style-name="T4"><text:line-break/></text:span><text:span text:style-name="T4">ڈھونڈنے جاؤں تجھے بابا کہاں ہائے قیامت کا ہے سماں</text:span></text:p>
              </table:table-cell>
              <table:table-cell table:style-name="ce5">
                <text:p text:style-name="P4">7</text:p>
              </table:table-cell>
              <table:table-cell table:style-name="ce3">
                <text:p text:style-name="P2">Haaye yeh be chargi yeh be kasi deta nahin is ko dalasa koi<text:line-break/>Darmiyan lashon ke akeli khari kahti hai bachchi koi sehmi hui<text:line-break/>Dhoondne jaoon tujhe baba kahan haaye qiyamat ka hai samaan</text:p>
              </table:table-cell>
            </table:table-row>
            <table:table-row table:style-name="ro2">
              <table:table-cell table:style-name="ce4">
                <text:p text:style-name="P6"><text:span text:style-name="T5">ہے یہ گوہر عظمتِ بنتِ علی سب کو سنبھالا بھی حفاظت بھی کی</text:span><text:span text:style-name="T5"><text:line-break/></text:span><text:span text:style-name="T5">غم میں شهِ دين كے بھی روتی رہی ممتا </text:span><text:span text:style-name="T5">پ</text:span><text:span text:style-name="T5">ه آن</text:span><text:span text:style-name="T4">چ</text:span><text:span text:style-name="T4"> بھی آنے نه دى</text:span><text:span text:style-name="T4"><text:line-break/></text:span><text:span text:style-name="T4">ماں تو ہے بس عون و محمد کی ماں ہائے قیامت کا ہے سماں</text:span></text:p>
              </table:table-cell>
              <table:table-cell table:style-name="ce5">
                <text:p text:style-name="P4">8</text:p>
              </table:table-cell>
              <table:table-cell table:style-name="ce3">
                <text:p text:style-name="P2">Hai ye Gohar azmat e bint e Ali sab ko sambhala bhi hifazat bhi ki<text:line-break/>Gham mein Shah-e-din ke bhi roti rahi mamta pe aanch bhi aane na di<text:line-break/>Maan to hai bas Aun o Muhammad ki maan haaye qiyamat ka hai samaan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27.92cm" fo:page-height="247.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6:16:01.156617700</dc:date>
    <meta:editing-duration>PT1H1M32S</meta:editing-duration>
    <meta:editing-cycles>17</meta:editing-cycles>
    <meta:generator>LibreOffice/25.2.4.3$Windows_X86_64 LibreOffice_project/33e196637044ead23f5c3226cde09b47731f7e27</meta:generator>
    <meta:document-statistic meta:object-count="1"/>
  </office:meta>
</office:document-meta>
</file>